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StarSymbol" style:font-charset="x-symbol" svg:font-family="StarSymbol" style:font-family-generic="system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1LVL2" text:bullet-char="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1LVL3" text:bullet-char="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1LVL4" text:bullet-char="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1LVL5" text:bullet-char="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1LVL6" text:bullet-char="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1LVL7" text:bullet-char="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1LVL8" text:bullet-char="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1LVL9" text:bullet-char="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2">
      <text:list-level-style-bullet text:level="1" text:style-name="WW_CharLFO2LVL1" text:bullet-char="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2" text:style-name="WW_CharLFO2LVL2" text:bullet-char="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3" text:style-name="WW_CharLFO2LVL3" text:bullet-char="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4" text:style-name="WW_CharLFO2LVL4" text:bullet-char="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5" text:style-name="WW_CharLFO2LVL5" text:bullet-char="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6" text:style-name="WW_CharLFO2LVL6" text:bullet-char="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7" text:style-name="WW_CharLFO2LVL7" text:bullet-char="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8" text:style-name="WW_CharLFO2LVL8" text:bullet-char="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  <text:list-level-style-bullet text:level="9" text:style-name="WW_CharLFO2LVL9" text:bullet-char="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tarSymbol"/>
      </text:list-level-style-bullet>
    </text:list-style>
    <text:list-style style:name="LFO3">
      <text:list-level-style-bullet text:level="1" text:style-name="WW_CharLFO3LVL1" text:bullet-char="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3LVL2" text:bullet-char="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3LVL3" text:bullet-char="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3LVL4" text:bullet-char="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3LVL5" text:bullet-char="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3LVL6" text:bullet-char="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3LVL7" text:bullet-char="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3LVL8" text:bullet-char="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3LVL9" text:bullet-char="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fo:color="#111111" fo:font-size="22pt" style:font-size-asian="22pt" style:font-size-complex="22pt" fo:language="it" fo:country="IT"/>
    </style:style>
    <style:style style:name="P2" style:parent-style-name="Standard" style:family="paragraph">
      <style:text-properties fo:font-size="18pt" style:font-size-asian="18pt" style:font-size-complex="18pt" fo:language="it" fo:country="IT"/>
    </style:style>
    <style:style style:name="P3" style:parent-style-name="Standard" style:family="paragraph">
      <style:text-properties fo:language="it" fo:country="IT"/>
    </style:style>
    <style:style style:name="P4" style:parent-style-name="Standard" style:family="paragraph">
      <style:text-properties fo:language="it" fo:country="IT"/>
    </style:style>
    <style:style style:name="P5" style:parent-style-name="Standard" style:family="paragraph">
      <style:text-properties fo:language="it" fo:country="IT"/>
    </style:style>
    <style:style style:name="P6" style:parent-style-name="Standard" style:family="paragraph">
      <style:text-properties fo:language="it" fo:country="IT"/>
    </style:style>
    <style:style style:name="P7" style:parent-style-name="Standard" style:family="paragraph">
      <style:text-properties fo:language="it" fo:country="IT"/>
    </style:style>
    <style:style style:name="P8" style:parent-style-name="Standard" style:family="paragraph">
      <style:text-properties fo:language="it" fo:country="IT"/>
    </style:style>
    <style:style style:name="P9" style:parent-style-name="Standard" style:family="paragraph">
      <style:text-properties fo:language="it" fo:country="IT"/>
    </style:style>
    <style:style style:name="P10" style:parent-style-name="Standard" style:family="paragraph">
      <style:text-properties fo:language="it" fo:country="IT"/>
    </style:style>
    <style:style style:name="P11" style:parent-style-name="Standard" style:family="paragraph">
      <style:text-properties fo:language="it" fo:country="IT"/>
    </style:style>
    <style:style style:name="P12" style:parent-style-name="Standard" style:family="paragraph">
      <style:text-properties fo:language="it" fo:country="IT"/>
    </style:style>
    <style:style style:name="P13" style:parent-style-name="Standard" style:family="paragraph">
      <style:text-properties fo:language="it" fo:country="IT"/>
    </style:style>
    <style:style style:name="P14" style:parent-style-name="Standard" style:family="paragraph">
      <style:text-properties fo:language="it" fo:country="IT"/>
    </style:style>
    <style:style style:name="P15" style:parent-style-name="Standard" style:family="paragraph">
      <style:text-properties fo:language="it" fo:country="IT"/>
    </style:style>
    <style:style style:name="T16" style:parent-style-name="Car.predefinitoparagrafo" style:family="text">
      <style:text-properties fo:font-weight="bold" style:font-weight-asian="bold" style:font-weight-complex="bold" fo:color="#111111" fo:font-size="18pt" style:font-size-asian="18pt" style:font-size-complex="18pt" fo:language="it" fo:country="IT"/>
    </style:style>
    <style:style style:name="P17" style:parent-style-name="Standard" style:family="paragraph">
      <style:text-properties fo:language="it" fo:country="IT"/>
    </style:style>
    <style:style style:name="P18" style:parent-style-name="Standard" style:family="paragraph">
      <style:text-properties fo:language="it" fo:country="IT"/>
    </style:style>
    <style:style style:name="P19" style:parent-style-name="Standard" style:family="paragraph">
      <style:text-properties fo:language="it" fo:country="IT"/>
    </style:style>
    <style:style style:name="P20" style:parent-style-name="Standard" style:family="paragraph"/>
    <style:style style:name="T21" style:parent-style-name="Car.predefinitoparagrafo" style:family="text">
      <style:text-properties fo:language="it" fo:country="IT"/>
    </style:style>
    <style:style style:name="T22" style:parent-style-name="StrongEmphasis" style:family="text">
      <style:text-properties fo:language="it" fo:country="IT"/>
    </style:style>
    <style:style style:name="T23" style:parent-style-name="Car.predefinitoparagrafo" style:family="text">
      <style:text-properties fo:language="it" fo:country="IT"/>
    </style:style>
    <style:style style:name="T24" style:parent-style-name="Car.predefinitoparagrafo" style:family="text">
      <style:text-properties fo:language="it" fo:country="IT"/>
    </style:style>
    <style:style style:name="P25" style:parent-style-name="Standard" style:family="paragraph"/>
    <style:style style:name="T26" style:parent-style-name="Car.predefinitoparagrafo" style:family="text">
      <style:text-properties fo:language="it" fo:country="IT"/>
    </style:style>
    <style:style style:name="T27" style:parent-style-name="StrongEmphasis" style:family="text">
      <style:text-properties fo:language="it" fo:country="IT"/>
    </style:style>
    <style:style style:name="T28" style:parent-style-name="Car.predefinitoparagrafo" style:family="text">
      <style:text-properties fo:language="it" fo:country="IT"/>
    </style:style>
    <style:style style:name="P29" style:parent-style-name="Standard" style:family="paragraph"/>
    <style:style style:name="T30" style:parent-style-name="Car.predefinitoparagrafo" style:family="text">
      <style:text-properties fo:language="it" fo:country="IT"/>
    </style:style>
    <style:style style:name="T31" style:parent-style-name="StrongEmphasis" style:family="text">
      <style:text-properties fo:language="it" fo:country="IT"/>
    </style:style>
    <style:style style:name="T32" style:parent-style-name="StrongEmphasis" style:family="text">
      <style:text-properties fo:language="it" fo:country="IT"/>
    </style:style>
    <style:style style:name="T33" style:parent-style-name="Car.predefinitoparagrafo" style:family="text">
      <style:text-properties fo:language="it" fo:country="IT"/>
    </style:style>
    <style:style style:name="T34" style:parent-style-name="Car.predefinitoparagrafo" style:family="text">
      <style:text-properties fo:language="it" fo:country="IT"/>
    </style:style>
    <style:style style:name="T35" style:parent-style-name="Car.predefinitoparagrafo" style:family="text">
      <style:text-properties fo:language="it" fo:country="IT"/>
    </style:style>
    <style:style style:name="P36" style:parent-style-name="Standard" style:family="paragraph">
      <style:text-properties fo:language="it" fo:country="IT"/>
    </style:style>
    <style:style style:name="P37" style:parent-style-name="Standard" style:family="paragraph">
      <style:text-properties fo:language="it" fo:country="IT"/>
    </style:style>
    <style:style style:name="P38" style:parent-style-name="Standard" style:family="paragraph">
      <style:text-properties fo:language="it" fo:country="IT"/>
    </style:style>
    <style:style style:name="P39" style:parent-style-name="Standard" style:family="paragraph"/>
    <style:style style:name="P40" style:parent-style-name="Standard" style:family="paragraph"/>
    <style:style style:name="T41" style:parent-style-name="Car.predefinitoparagrafo" style:family="text">
      <style:text-properties fo:language="it" fo:country="IT"/>
    </style:style>
    <style:style style:name="T42" style:parent-style-name="Car.predefinitoparagrafo" style:family="text">
      <style:text-properties fo:language="it" fo:country="IT"/>
    </style:style>
    <style:style style:name="T43" style:parent-style-name="StrongEmphasis" style:family="text">
      <style:text-properties fo:language="it" fo:country="IT"/>
    </style:style>
    <style:style style:name="P44" style:parent-style-name="Standard" style:family="paragraph"/>
    <style:style style:name="T45" style:parent-style-name="StrongEmphasis" style:family="text">
      <style:text-properties fo:language="it" fo:country="IT"/>
    </style:style>
    <style:style style:name="T46" style:parent-style-name="StrongEmphasis" style:family="text">
      <style:text-properties fo:language="it" fo:country="IT"/>
    </style:style>
    <style:style style:name="P47" style:parent-style-name="Standard" style:family="paragraph">
      <style:text-properties fo:language="it" fo:country="IT"/>
    </style:style>
    <style:style style:name="P48" style:parent-style-name="Standard" style:family="paragraph">
      <style:text-properties fo:language="it" fo:country="IT"/>
    </style:style>
    <style:style style:name="P49" style:parent-style-name="Standard" style:family="paragraph">
      <style:text-properties fo:language="it" fo:country="IT"/>
    </style:style>
    <style:style style:name="P50" style:parent-style-name="Standard" style:family="paragraph">
      <style:text-properties fo:language="it" fo:country="IT"/>
    </style:style>
    <style:style style:name="P51" style:parent-style-name="Standard" style:family="paragraph">
      <style:text-properties fo:language="it" fo:country="IT"/>
    </style:style>
    <style:style style:name="P52" style:parent-style-name="Standard" style:family="paragraph">
      <style:text-properties fo:language="it" fo:country="IT"/>
    </style:style>
    <style:style style:name="P53" style:parent-style-name="Standard" style:family="paragraph">
      <style:text-properties fo:language="it" fo:country="IT"/>
    </style:style>
    <style:style style:name="P54" style:parent-style-name="Standard" style:family="paragraph">
      <style:text-properties fo:language="it" fo:country="IT"/>
    </style:style>
    <style:style style:name="P55" style:parent-style-name="Standard" style:family="paragraph">
      <style:text-properties fo:language="it" fo:country="IT"/>
    </style:style>
    <style:style style:name="P56" style:parent-style-name="Standard" style:family="paragraph">
      <style:text-properties fo:language="it" fo:country="IT"/>
    </style:style>
    <style:style style:name="P57" style:parent-style-name="Standard" style:family="paragraph">
      <style:text-properties fo:language="it" fo:country="IT"/>
    </style:style>
    <style:style style:name="P58" style:parent-style-name="Standard" style:family="paragraph">
      <style:text-properties fo:language="it" fo:country="IT"/>
    </style:style>
    <style:style style:name="P59" style:parent-style-name="Standard" style:family="paragraph">
      <style:text-properties fo:language="it" fo:country="IT"/>
    </style:style>
    <style:style style:name="P60" style:parent-style-name="Standard" style:family="paragraph">
      <style:text-properties fo:language="it" fo:country="IT"/>
    </style:style>
    <style:style style:name="P61" style:parent-style-name="Standard" style:family="paragraph">
      <style:text-properties fo:language="it" fo:country="IT"/>
    </style:style>
    <style:style style:name="P62" style:parent-style-name="Standard" style:family="paragraph">
      <style:text-properties fo:language="it" fo:country="IT"/>
    </style:style>
    <style:style style:name="P63" style:parent-style-name="Standard" style:family="paragraph">
      <style:text-properties fo:language="it" fo:country="IT"/>
    </style:style>
    <style:style style:name="P64" style:parent-style-name="Standard" style:family="paragraph">
      <style:text-properties fo:language="it" fo:country="IT"/>
    </style:style>
    <style:style style:name="P65" style:parent-style-name="Standard" style:family="paragraph">
      <style:text-properties fo:language="it" fo:country="IT"/>
    </style:style>
  </office:automatic-styles>
  <office:body>
    <office:text text:use-soft-page-breaks="true">
      <text:p text:style-name="P1"><text:bookmark-start text:name="_Hlk497128551"/>RAD sistema corrente</text:p>
      <text:p text:style-name="P2"/>
      <text:p text:style-name="P3">Il sistema corrente è un sistema non automatizzato che consente agli studenti iscritti ad un corso di studi del Dipartimento di Informatica<text:s/>di effettuare tirocini esterni.</text:p>
      <text:p text:style-name="P4"/>
      <text:p text:style-name="P5">Per ogni tirocinio è previsto un progetto formativo che riporta gli obiettivi formativi, i riferimenti del tirocinante, del tutor didattico e del tutor aziendale, e definisce la tipologia, la durata e le modalità<text:s/>del tirocinio.<text:s/></text:p>
      <text:p text:style-name="P6"/>
      <text:p text:style-name="P7">Il dipartimento individua due tipologie di aziende o enti:</text:p>
      <text:p text:style-name="P8"/>
      <text:p text:style-name="P9"><text:tab/>-convenzionate: aziende o enti presenti nella lista delle aziende convenzionate del dipartimento di<text:s/><text:tab/><text:tab/><text:tab/><text:s text:c="3"/>informatica</text:p>
      <text:p text:style-name="P10"><text:tab/>-non convenzionate: aziende o enti non presenti nella lista delle<text:s/>aziende convenzionate del<text:s/><text:tab/><text:tab/><text:tab/><text:tab/><text:s text:c="8"/>dipartimento di informatica</text:p>
      <text:p text:style-name="P11"/>
      <text:p text:style-name="P12"/>
      <text:p text:style-name="P13">Il dipartimento individua sia tirocini esterni che interni, ciascuno richiede una particolare procedura per l’attivazione e lo svolgimento da seguire da parte dello studente.</text:p>
      <text:p text:style-name="P14"/>
      <text:p text:style-name="P15"/>
      <text:p text:style-name="Standard"><text:bookmark-start text:name="title-3"/><text:bookmark-end text:name="title-3"/><text:span text:style-name="T16">Tirocinio Curriculare Esterno</text:span></text:p>
      <text:p text:style-name="P17"/>
      <text:p text:style-name="P18">Nel caso del tirocinio curriculare esterno occorre che lo studente sia iscritto ad un corso di studi del dipartimento di informatica e segua la seguente procedura:</text:p>
      <text:p text:style-name="P19"/>
      <text:list text:style-name="LFO1" text:continue-numbering="true">
        <text:list-item>
          <text:p text:style-name="P20"><text:span text:style-name="T21">Consultazione da parte dello studente<text:s/></text:span><text:a xlink:href="http://corsi.unisa.it/uploads/rescue/499/1373/DI_-aziende_attive_al_30-06-2017.pdf" office:target-frame-name="_top" xlink:show="replace"><text:span text:style-name="T22">dell'elenco delle aziende già convenzionate</text:span></text:a><text:span text:style-name="T23"><text:s/>con il Dipartimento di Informatica ed eventuale richiesta di maggiori informazioni presso l'Ufficio Stage e Tiroci</text:span><text:span text:style-name="T24">ni;</text:span></text:p>
        </text:list-item>
        <text:list-item>
          <text:p text:style-name="P25"><text:span text:style-name="T26">Comunicazione da parte dello studente all'Ufficio Stage e Tirocini della scelta dell'azienda presso cui svolgere il tirocinio formativo e la eventuale richiesta di stipula della<text:s/></text:span><text:a xlink:href="http://www.unisa.it/uploads/14078/modello_convenzione_tirocinio_curriculare.pdf" office:target-frame-name="_top" xlink:show="replace"><text:span text:style-name="T27">Convenzione di Tirocinio Formativo</text:span></text:a><text:span text:style-name="T28"><text:s/>con il Dipartimento di Informatica per aziende non convenzionate;</text:span></text:p>
        </text:list-item>
        <text:list-item>
          <text:p text:style-name="P29"><text:span text:style-name="T30">Compilazione, in duplice copia, de</text:span><text:a xlink:href="http://www.unisa.it/uploads/14078/progetto_formativo_tirocinio_curriculare.pdf" office:target-frame-name="_top" xlink:show="replace"><text:span text:style-name="T31">l<text:s/></text:span></text:a><text:a xlink:href="http://www.unisa.it/uploads/14078/progetto_formativo_tirocinio_curriculare.pdf" office:target-frame-name="_top" xlink:show="replace"><text:span text:style-name="T32">Progetto Formativo</text:span></text:a><text:span text:style-name="T33">, contenente il nominativo del tirocinante, i riferimenti dell'azienda e della convenzione, i nominativi del tutor universitario e del respons</text:span><text:span text:style-name="T34">abile aziendale, gli obiettivi e le modalità di svolgimento del tirocinio, con l'indicazione dei tempi di presenza in azienda, le strutture aziendali (stabilimenti, sedi, reparti, uffici) presso cui si svolge il tirocinio, gli estremi identificativi delle<text:s/></text:span><text:span text:style-name="T35">assicurazioni per la responsabilità civile, e completo delle firme dei tutor, del responsabile dell'azienda e del tirocinante;</text:span></text:p>
        </text:list-item>
        <text:list-item>
          <text:p text:style-name="P36">Consegna del Progetto Formativo presso l'Ufficio Stage e Tirocini che provvederà alla raccolta della firma del Presidente del Consiglio Didattico e/o del Direttore di Dipartimento;</text:p>
        </text:list-item>
        <text:list-item>
          <text:p text:style-name="P37">Ritiro presso l'Ufficio Stage e Tirocini del Registro di Tirocinio</text:p>
        </text:list-item>
        <text:list-item>
          <text:p text:style-name="P38">Durante il periodo di attività presso la struttura ospitante, il tirocinante è tenuto alla redazione del Registro di Tirocinio, che riporta la descrizione dell'attività svolta e l'indicazione dei periodi di presenza presso la struttura ospitante; il registro deve riportare, inoltre, la firma del tirocinante e del tutor aziendale;</text:p>
        </text:list-item>
        <text:list-item>
          <text:p text:style-name="P39">Al termine del tirocinio:</text:p>
        </text:list-item>
      </text:list>
      <text:list text:style-name="LFO2" text:continue-numbering="true">
        <text:list-item>
          <text:p text:style-name="P40"><text:span text:style-name="T41">consegna all'Ufficio Stage e Tiroci</text:span><text:span text:style-name="T42">ni a cura dello studente del Registro di Tirocinio, debitamente compilato e firmato (la raccolta della firma del Presidente del Consiglio Didattico e/o del Direttore di Dipartimento è a cura dell'ufficio), accompagnato da un<text:s/></text:span><text:a xlink:href="http://www.unisa.it/uploads/14078/questionario_valutazione_tirocinanti.pdf" office:target-frame-name="_top" xlink:show="replace"><text:span text:style-name="T43">questionario di valutazione</text:span></text:a></text:p>
        </text:list-item>
        <text:list-item>
          <text:p text:style-name="P44"><text:span text:style-name="T45">compilazione a cura del tutor della struttura ospitante di apposito<text:s/></text:span><text:a xlink:href="http://www.unisa.it/uploads/14078/questionario_valutazione_azienda.pdf" office:target-frame-name="_top" xlink:show="replace"><text:span text:style-name="T46">questionario di valutazione.</text:span></text:a></text:p>
        </text:list-item>
      </text:list>
      <text:p text:style-name="P47"><text:bookmark-end text:name="_Hlk497128551"/></text:p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StarSymbol" style:font-charset="x-symbol" svg:font-family="StarSymbol" style:font-family-generic="system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itolo3" style:display-name="Titolo 3" style:family="paragraph" style:parent-style-name="Heading" style:next-style-name="Textbody" style:default-outline-level="3">
      <style:paragraph-properties fo:margin-top="0.0972in"/>
      <style:text-properties style:font-name="Liberation Serif" fo:font-weight="bold" style:font-weight-asian="bold" style:font-weight-complex="bold" fo:hyphenate="false"/>
    </style:style>
    <style:style style:name="Titolo4" style:display-name="Titolo 4" style:family="paragraph" style:parent-style-name="Heading" style:next-style-name="Textbody" style:default-outline-level="4">
      <style:paragraph-properties fo:margin-top="0.0833in"/>
      <style:text-properties style:font-name="Liberation Serif" fo:font-weight="bold" style:font-weight-asian="bold" style:font-weight-complex="bold" fo:font-size="12pt" style:font-size-asian="12pt" style:font-size-complex="12pt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  <text:outline-level-style text:level="4" style:num-format=""/>
    </text:outline-style>
    <style:style style:name="WW_CharLFO1LVL1" style:family="text">
      <style:text-properties style:font-name="StarSymbol"/>
    </style:style>
    <style:style style:name="WW_CharLFO1LVL2" style:family="text">
      <style:text-properties style:font-name="StarSymbol"/>
    </style:style>
    <style:style style:name="WW_CharLFO1LVL3" style:family="text">
      <style:text-properties style:font-name="StarSymbol"/>
    </style:style>
    <style:style style:name="WW_CharLFO1LVL4" style:family="text">
      <style:text-properties style:font-name="StarSymbol"/>
    </style:style>
    <style:style style:name="WW_CharLFO1LVL5" style:family="text">
      <style:text-properties style:font-name="StarSymbol"/>
    </style:style>
    <style:style style:name="WW_CharLFO1LVL6" style:family="text">
      <style:text-properties style:font-name="StarSymbol"/>
    </style:style>
    <style:style style:name="WW_CharLFO1LVL7" style:family="text">
      <style:text-properties style:font-name="StarSymbol"/>
    </style:style>
    <style:style style:name="WW_CharLFO1LVL8" style:family="text">
      <style:text-properties style:font-name="StarSymbol"/>
    </style:style>
    <style:style style:name="WW_CharLFO1LVL9" style:family="text">
      <style:text-properties style:font-name="StarSymbol"/>
    </style:style>
    <style:style style:name="WW_CharLFO2LVL1" style:family="text">
      <style:text-properties style:font-name="StarSymbol"/>
    </style:style>
    <style:style style:name="WW_CharLFO2LVL2" style:family="text">
      <style:text-properties style:font-name="StarSymbol"/>
    </style:style>
    <style:style style:name="WW_CharLFO2LVL3" style:family="text">
      <style:text-properties style:font-name="StarSymbol"/>
    </style:style>
    <style:style style:name="WW_CharLFO2LVL4" style:family="text">
      <style:text-properties style:font-name="StarSymbol"/>
    </style:style>
    <style:style style:name="WW_CharLFO2LVL5" style:family="text">
      <style:text-properties style:font-name="StarSymbol"/>
    </style:style>
    <style:style style:name="WW_CharLFO2LVL6" style:family="text">
      <style:text-properties style:font-name="StarSymbol"/>
    </style:style>
    <style:style style:name="WW_CharLFO2LVL7" style:family="text">
      <style:text-properties style:font-name="StarSymbol"/>
    </style:style>
    <style:style style:name="WW_CharLFO2LVL8" style:family="text">
      <style:text-properties style:font-name="StarSymbol"/>
    </style:style>
    <style:style style:name="WW_CharLFO2LVL9" style:family="text">
      <style:text-properties style:font-name="StarSymbol"/>
    </style:style>
    <style:style style:name="WW_CharLFO3LVL1" style:family="text">
      <style:text-properties style:font-name="StarSymbol"/>
    </style:style>
    <style:style style:name="WW_CharLFO3LVL2" style:family="text">
      <style:text-properties style:font-name="StarSymbol"/>
    </style:style>
    <style:style style:name="WW_CharLFO3LVL3" style:family="text">
      <style:text-properties style:font-name="StarSymbol"/>
    </style:style>
    <style:style style:name="WW_CharLFO3LVL4" style:family="text">
      <style:text-properties style:font-name="StarSymbol"/>
    </style:style>
    <style:style style:name="WW_CharLFO3LVL5" style:family="text">
      <style:text-properties style:font-name="StarSymbol"/>
    </style:style>
    <style:style style:name="WW_CharLFO3LVL6" style:family="text">
      <style:text-properties style:font-name="StarSymbol"/>
    </style:style>
    <style:style style:name="WW_CharLFO3LVL7" style:family="text">
      <style:text-properties style:font-name="StarSymbol"/>
    </style:style>
    <style:style style:name="WW_CharLFO3LVL8" style:family="text">
      <style:text-properties style:font-name="StarSymbol"/>
    </style:style>
    <style:style style:name="WW_CharLFO3LVL9" style:family="text">
      <style:text-properties style:font-name="Star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1LVL2" text:bullet-char="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1LVL3" text:bullet-char="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1LVL4" text:bullet-char="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1LVL5" text:bullet-char="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1LVL6" text:bullet-char="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1LVL7" text:bullet-char="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1LVL8" text:bullet-char="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1LVL9" text:bullet-char="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2">
      <text:list-level-style-bullet text:level="1" text:style-name="WW_CharLFO2LVL1" text:bullet-char="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2" text:style-name="WW_CharLFO2LVL2" text:bullet-char="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3" text:style-name="WW_CharLFO2LVL3" text:bullet-char="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4" text:style-name="WW_CharLFO2LVL4" text:bullet-char="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5" text:style-name="WW_CharLFO2LVL5" text:bullet-char="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6" text:style-name="WW_CharLFO2LVL6" text:bullet-char="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7" text:style-name="WW_CharLFO2LVL7" text:bullet-char="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8" text:style-name="WW_CharLFO2LVL8" text:bullet-char="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  <text:list-level-style-bullet text:level="9" text:style-name="WW_CharLFO2LVL9" text:bullet-char="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tarSymbol"/>
      </text:list-level-style-bullet>
    </text:list-style>
    <text:list-style style:name="LFO3">
      <text:list-level-style-bullet text:level="1" text:style-name="WW_CharLFO3LVL1" text:bullet-char="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3LVL2" text:bullet-char="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3LVL3" text:bullet-char="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3LVL4" text:bullet-char="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3LVL5" text:bullet-char="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3LVL6" text:bullet-char="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3LVL7" text:bullet-char="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3LVL8" text:bullet-char="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3LVL9" text:bullet-char="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Raffaele Della Valle</dc:creator>
    <meta:creation-date>2017-10-26T09:41:00Z</meta:creation-date>
    <dc:date>2017-10-30T11:08:00Z</dc:date>
    <meta:template xlink:href="Normal.dotm" xlink:type="simple"/>
    <meta:editing-cycles>62</meta:editing-cycles>
    <meta:editing-duration>PT5100S</meta:editing-duration>
    <meta:document-statistic meta:page-count="2" meta:paragraph-count="7" meta:word-count="559" meta:character-count="3742" meta:row-count="26" meta:non-whitespace-character-count="3190"/>
  </office:meta>
</office:document-meta>
</file>